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438b" officeooo:paragraph-rsid="000d438b"/>
    </style:style>
    <style:style style:name="P2"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333333" style:font-name="AmazonEmber" fo:font-size="10.5pt" fo:letter-spacing="normal" fo:font-style="normal" fo:font-weight="normal"/>
    </style:style>
    <style:style style:name="P3" style:family="paragraph" style:parent-style-name="Text_20_body">
      <style:paragraph-properties fo:margin-left="0cm" fo:margin-right="0cm" fo:margin-top="0.397cm" fo:margin-bottom="0.397cm" loext:contextual-spacing="false" fo:orphans="2" fo:widows="2" fo:text-indent="0cm" style:auto-text-indent="false"/>
      <style:text-properties fo:font-variant="normal" fo:text-transform="none" fo:color="#333333" style:font-name="AmazonEmber" fo:font-size="10.5pt" fo:letter-spacing="normal" fo:font-style="normal" fo:font-weight="normal"/>
    </style:style>
    <style:style style:name="P4" style:family="paragraph" style:parent-style-name="Text_20_body">
      <style:paragraph-properties fo:margin-left="0cm" fo:margin-right="0cm" fo:margin-top="0.397cm" fo:margin-bottom="0.397cm" loext: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397cm" fo:margin-bottom="0.397cm" loext:contextual-spacing="false" fo:text-align="start" style:justify-single-word="false" fo:orphans="2" fo:widows="2" fo:text-indent="0cm" style:auto-text-indent="false" fo:padding="0cm" fo:border="none"/>
      <style:text-properties fo:font-variant="normal" fo:text-transform="none" fo:color="#232f3e" style:font-name="AmazonEmberLight" fo:font-size="12pt" fo:letter-spacing="normal" fo:font-style="normal" fo:font-weight="normal"/>
    </style:style>
    <style:style style:name="P6" style:family="paragraph" style:parent-style-name="Text_20_body">
      <style:paragraph-properties fo:margin-left="0cm" fo:margin-right="0cm" fo:margin-top="0.397cm" fo:margin-bottom="0cm" loext:contextual-spacing="false" fo:text-align="start" style:justify-single-word="false" fo:orphans="2" fo:widows="2" fo:text-indent="0cm" style:auto-text-indent="false" fo:padding="0cm" fo:border="none"/>
      <style:text-properties fo:font-variant="normal" fo:text-transform="none" fo:color="#232f3e" style:font-name="AmazonEmberLight" fo:font-size="12pt" fo:letter-spacing="normal" fo:font-style="normal" fo:font-weight="normal"/>
    </style:style>
    <style:style style:name="P7" style:family="paragraph" style:parent-style-name="Text_20_body">
      <style:paragraph-properties fo:margin-left="0cm" fo:margin-right="0cm" fo:margin-top="0.397cm" fo:margin-bottom="0cm" loext:contextual-spacing="false" fo:text-align="start" style:justify-single-word="false" fo:orphans="2" fo:widows="2" fo:text-indent="0cm" style:auto-text-indent="false" fo:padding="0cm" fo:border="none"/>
      <style:text-properties fo:font-variant="normal" fo:text-transform="none" fo:color="#232f3e" style:font-name="AmazonEmberLight" fo:font-size="12pt" fo:letter-spacing="normal" fo:font-style="normal" fo:font-weight="normal" officeooo:paragraph-rsid="000d438b"/>
    </style:style>
    <style:style style:name="P8" style:family="paragraph" style:parent-style-name="Standard">
      <style:text-properties officeooo:rsid="000d438b" officeooo:paragraph-rsid="000d438b"/>
    </style:style>
    <style:style style:name="P9" style:family="paragraph" style:parent-style-name="Heading_20_3">
      <style:text-properties fo:font-variant="normal" fo:text-transform="none" fo:color="#232f3e" style:font-name="AmazonEmberBold" fo:letter-spacing="normal" fo:font-style="normal" fo:font-weight="bold" officeooo:rsid="000d438b" officeooo:paragraph-rsid="000d438b"/>
    </style:style>
    <style:style style:name="T1" style:family="text">
      <style:text-properties fo:font-variant="normal" fo:text-transform="none" fo:color="#005b86" style:text-line-through-style="none" style:text-line-through-type="none" style:font-name="AmazonEmberLight"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32f3e" style:font-name="AmazonEmberLight" fo:font-size="12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stgreSQL</text:p>
      <text:p text:style-name="P8"><text:span text:style-name="T2">se ha convertido en la </text:span><text:a xlink:type="simple" xlink:href="https://aws.amazon.com/relational-database/" text:style-name="Internet_20_link" text:visited-style-name="Visited_20_Internet_20_Link"><text:span text:style-name="T1">base de datos relacional</text:span></text:a><text:span text:style-name="T2"> de código abierto que prefieren muchos desarrolladores empresariales y start-ups, lo que la llevó a formar parte de aplicaciones geoespaciales y móviles. Amazon RDS facilita las tareas de configuración, utilización y escalado de implementaciones de PostgreSQL en </text:span><text:a xlink:type="simple" xlink:href="https://aws.amazon.com/what-is-cloud-computing/" text:style-name="Internet_20_link" text:visited-style-name="Visited_20_Internet_20_Link"><text:span text:style-name="T1">la nube</text:span></text:a><text:span text:style-name="T2">. Con Amazon RDS, puede hacer implementaciones PostgreSQL escalables en unos minutos con una capacidad de hardware rentable y redimensionable. Amazon RDS gestiona tareas administrativas complejas y que requieren mucho tiempo, como la instalación y las actualizaciones del software PostgreSQL, la administración del almacenamiento, la replicación para disponibilidad y rendimiento de lectura altos, y las copias de seguridad para recuperación de desastres.</text:span></text:p>
      <text:p text:style-name="P4"><text:span text:style-name="T2">Amazon RDS for PostgreSQL permite obtener acceso a todas las prestaciones del conocido motor de base de datos PostgreSQL. Esto supone que el código, las aplicaciones y las herramientas que ya utiliza con sus bases de datos existentes funcionarán con Amazon RDS. Amazon RDS soporta </text:span><text:a xlink:type="simple" xlink:href="https://aws.amazon.com/rds/postgresql/why-postgresql-11/" text:style-name="Internet_20_link" text:visited-style-name="Visited_20_Internet_20_Link"><text:span text:style-name="T1">la versión principal 11 de PostgreSQL</text:span></text:a><text:span text:style-name="T2">, que ofrece diversas mejoras de rendimiento, solidez, administración de transacciones, paralelismo de consultas, etc.</text:span></text:p>
      <text:p text:style-name="P7">Con tan solo unos clics en la consola de administración de AWS, puede implementar una base de datos PostgreSQL con parámetros de base de datos configurados automáticamente a fin de lograr un rendimiento óptimo. Las instancias de base de datos de Amazon RDS para PostgreSQL se pueden aprovisionar con almacenamiento estándar o con almacenamiento de IOPS aprovisionado. Una vez finalizado el aprovisionamiento, puede escalar horizontalmente hasta 16 TB de almacenamiento y 40 000 IOPS. Amazon RDS para PostgreSQL también permite escalar horizontalmente más allá de la capacidad de una única implementación de base de datos para cargas de trabajo de base de datos que realizan un uso intensivo de las lecturas.</text:p>
      <text:p text:style-name="P7"/>
      <text:p text:style-name="P8">MySQL <text:span text:style-name="T2">es la </text:span><text:a xlink:type="simple" xlink:href="https://aws.amazon.com/relational-database/" office:target-frame-name="_blank" xlink:show="new" text:style-name="Internet_20_link" text:visited-style-name="Visited_20_Internet_20_Link"><text:span text:style-name="T1">base de datos relacional</text:span></text:a><text:span text:style-name="T2"> de código abierto más popular del mundo y Amazon RDS hace que resulte sencillo configurar, utilizar y escalar implementaciones MySQL en </text:span><text:a xlink:type="simple" xlink:href="https://aws.amazon.com/what-is-cloud-computing/" office:target-frame-name="_blank" xlink:show="new" text:style-name="Internet_20_link" text:visited-style-name="Visited_20_Internet_20_Link"><text:span text:style-name="T1">la nube</text:span></text:a><text:span text:style-name="T2">. Con Amazon RDS, puede implementar servidores MySQL escalables en unos minutos con una capacidad de hardware rentable y redimensionable.</text:span></text:p>
      <text:p text:style-name="P5">Amazon RDS for MySQL le quita trabajo para que pueda centrarse en el desarrollo de la aplicación, ya que se ocupa de las tareas de administración de bases de datos que precisan tiempo, como las copias de seguridad, los parches de software, la monitorización, el escalado y la replicación.</text:p>
      <text:p text:style-name="P6">Amazon RDS es compatible con las versiones 5.5, 5.6, 5.7 y 8.0 de MySQL Community Edition, lo que significa que su código, sus aplicaciones y sus herramientas existentes pueden utilizarse con Amazon RDS.</text:p>
      <text:p text:style-name="P8"/>
      <text:p text:style-name="P8"/>
      <text:p text:style-name="P8"/>
      <text:p text:style-name="P8"><text:soft-page-break/></text:p>
      <text:p text:style-name="P1"><text:span text:style-name="T2">MariaDB es una </text:span><text:a xlink:type="simple" xlink:href="https://aws.amazon.com/relational-database/" text:style-name="Internet_20_link" text:visited-style-name="Visited_20_Internet_20_Link"><text:span text:style-name="T1">base de datos relacional</text:span></text:a><text:span text:style-name="T2"> popular de código abierto creada por los desarrolladores originales de MySQL. Amazon RDS facilita las tareas de configuración, utilización y escalado de implementaciones del servidor de MariaDB </text:span><text:a xlink:type="simple" xlink:href="https://aws.amazon.com/what-is-cloud-computing/" text:style-name="Internet_20_link" text:visited-style-name="Visited_20_Internet_20_Link"><text:span text:style-name="T1">en la nube</text:span></text:a><text:span text:style-name="T2">. Con Amazon RDS, puede implementar bases de datos escalables de MariaDB en la nube en cuestión de minutos, con una capacidad de hardware rentable y redimensionable.</text:span></text:p>
      <text:p text:style-name="P5">Ya no tendrá que centrarse en la aplicación, pues Amazon RDS se ocupa de tareas de administración de bases de datos que requieren mucho tiempo, como las copias de seguridad, los parches de software, la monitorización, el escalado y la replicación.</text:p>
      <text:p text:style-name="P6">Amazon RDS es compatible con las versiones 10.0, 10.1, 10.2 y 10.3 de MariaDB Server, lo que significa que puede utilizar el código, las aplicaciones y las herramientas que ya utiliza hoy día con Amazon RDS.</text:p>
      <text:p text:style-name="P8"/>
      <text:h text:style-name="P9" text:outline-level="3"><text:bookmark text:name="Easy_to_manage"/>Fácil de administrar</text:h>
      <text:p text:style-name="P2">Amazon RDS for MariaDB facilita la administración de la base de datos mediante la automatización de tareas complejas relacionadas con la configuración y el mantenimiento de la base de datos</text:p>
      <text:h text:style-name="P9" text:outline-level="3"><text:bookmark text:name="High_performance"/>Alto rendimiento</text:h>
      <text:p text:style-name="P2">Puede aprovisionar hasta 16 TB de almacenamiento y 40 000 IOPS por base de datos, y seleccionar instancias con hasta 32 CPU virtuales y 244 GiB de memoria.</text:p>
      <text:h text:style-name="P9" text:outline-level="3"><text:bookmark text:name="High_availability"/>Alta disponibilidad</text:h>
      <text:p text:style-name="P3">Con Amazon RDS for MariaDB, resulta sencillo usar la replicación para mejorar la disponibilidad y la fiabilidad de las cargas de trabajo de producción. Mediante la opción Implementación Multi-AZ, puede ejecutar cargas de trabajo críticas, con alta disponibilidad y conmutación por error automatizada integrada</text:p>
      <text:h text:style-name="P9" text:outline-level="3"><text:bookmark text:name="Low.2C_flexible_pricing"/>Precios bajos y flexibles</text:h>
      <text:p text:style-name="P2">Con Amazon RDS for MariaDB, solo paga por los recursos que aprovisiona. No necesita realizar ninguna inversión inicial de hardware ni costosos recursos técnicos. Puede elegir precios de instancias bajo demanda sin costos iniciales ni compromisos a largo plazo o bien beneficiarse de tarifas considerablemente reducidas con precios aplicables a las instancias reservadas.</text:p>
      <text:h text:style-name="P9" text:outline-level="3"><text:bookmark text:name="Easy_to_scale"/>Fácil de escalar</text:h>
      <text:p text:style-name="P2">Puede escalar instancias Amazon RDS for MariaDB de hasta 32 CPU virtuales y 244 GiB de memoria. También puede añadir hasta 6 réplicas de lectura para escalar aún más la capacidad de lectura. Además, puede escalar verticalmente el almacenamiento de la base de datos sin sufrir tiempos de inactividad y escalar verticalmente el desempeño si usa IOPS provisionadas de RDS.</text:p>
      <text:h text:style-name="P9" text:outline-level="3"><text:bookmark text:name="Simplified_security"/><text:soft-page-break/>Seguridad simplificada</text:h>
      <text:p text:style-name="P2">Con Amazon RDS, es más sencillo implementar la seguridad de la base de datos para MariaDB, ya que aísla los datos dentro de un servicio Amazon VPC y puede cifrar automáticamente los datos en tránsito. Los datos en reposo también se pueden cifrar mediante claves de cifrado que se pueden administrar. El cifrado y el descifrado se administran con transparencia, a fin de que no tenga que modificar su aplicación para obtener acceso a sus dato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Ember" svg:font-family="AmazonEmber, 'Helvetica Neue', Helvetica, Arial, sans-serif"/>
    <style:font-face style:name="AmazonEmberBold" svg:font-family="AmazonEmberBold, 'Helvetica Neue Bold', 'Helvetica Neue', Helvetica, Arial, sans-serif"/>
    <style:font-face style:name="AmazonEmberLight" svg:font-family="AmazonEmberLight, 'Helvetica Neue Light',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8:01:36.088000000</meta:creation-date>
    <dc:date>2019-03-27T20:05:18.573000000</dc:date>
    <meta:editing-duration>PT1H43M20S</meta:editing-duration>
    <meta:editing-cycles>1</meta:editing-cycles>
    <meta:document-statistic meta:table-count="0" meta:image-count="0" meta:object-count="0" meta:page-count="3" meta:paragraph-count="22" meta:word-count="864" meta:character-count="5550" meta:non-whitespace-character-count="4708"/>
    <meta:generator>LibreOffice/5.4.0.3$Windows_X86_64 LibreOffice_project/7556cbc6811c9d992f4064ab9287069087d7f62c</meta:generator>
  </office:meta>
</office:document-meta>
</file>